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va Mono" svg:font-family="'Nova Mono'" style:font-family-generic="roman" style:font-pitch="variable"/>
    <style:font-face style:name="Nova Mono1" svg:font-family="'Nova Mono'"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875cm" fo:margin-left="0cm" fo:margin-top="0cm" fo:margin-bottom="0cm" fo:break-before="auto" fo:break-after="auto" table:align="left" style:writing-mode="lr-tb"/>
    </style:style>
    <style:style style:name="Table1.A" style:family="table-column">
      <style:table-column-properties style:column-width="2.591cm"/>
    </style:style>
    <style:style style:name="Table1.B" style:family="table-column">
      <style:table-column-properties style:column-width="13.284cm"/>
    </style:style>
    <style:style style:name="Table1.1" style:family="table-row">
      <style:table-row-properties fo:keep-together="auto"/>
    </style:style>
    <style:style style:name="Table1.A1" style:family="table-cell">
      <style:table-cell-properties style:vertical-align="" fo:background-color="transparent" fo:padding="0.176cm" fo:border="none">
        <style:background-image/>
      </style:table-cell-properties>
    </style:style>
    <style:style style:name="P1"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style>
    <style:style style:name="P2" style:family="paragraph" style:parent-style-name="normal">
      <loext:graphic-properties draw:fill="none" draw:fill-color="#ffffff"/>
      <style:paragraph-properties fo:text-align="center" style:justify-single-word="false" fo:break-before="auto" fo:break-after="auto" fo:background-color="transparent" fo:padding="0cm" fo:border="none" style:shadow="none" style:join-border="false">
        <style:tab-stops>
          <style:tab-stop style:position="17.145cm" style:type="right"/>
        </style:tab-stops>
      </style:paragraph-properties>
    </style:style>
    <style:style style:name="P3" style:family="paragraph" style:parent-style-name="normal">
      <loext:graphic-properties draw:fill="none" draw:fill-color="#ffffff"/>
      <style:paragraph-properties fo:text-align="center" style:justify-single-word="false" fo:keep-together="auto" fo:orphans="0" fo:widows="0" fo:break-before="auto" fo:break-after="auto" fo:background-color="transparent" fo:padding="0cm" fo:border="none" style:shadow="none" fo:keep-with-next="auto" style:join-border="false"/>
    </style:style>
    <style:style style:name="P4" style:family="paragraph" style:parent-style-name="Heading_20_1">
      <loext:graphic-properties draw:fill="none" draw:fill-color="#ffffff"/>
      <style:paragraph-properties fo:break-before="auto" fo:break-after="auto" fo:background-color="transparent" fo:padding="0cm" fo:border="none" style:shadow="none" style:join-border="false"/>
    </style:style>
    <style:style style:name="P5" style:family="paragraph" style:parent-style-name="normal">
      <loext:graphic-properties draw:fill="none" draw:fill-color="#ffffff"/>
      <style:paragraph-properties fo:break-before="auto" fo:break-after="auto" fo:background-color="transparent" fo:padding="0cm" fo:border="none" style:shadow="none" style:join-border="false"/>
    </style:style>
    <style:style style:name="P6" style:family="paragraph" style:parent-style-name="Heading_20_2">
      <style:paragraph-properties fo:break-before="auto" fo:break-after="auto"/>
    </style:style>
    <style:style style:name="P7" style:family="paragraph" style:parent-style-name="normal">
      <style:paragraph-properties fo:break-before="auto" fo:break-after="auto"/>
    </style:style>
    <style:style style:name="P8" style:family="paragraph" style:parent-style-name="Title">
      <style:text-properties officeooo:rsid="00037882" officeooo:paragraph-rsid="00037882"/>
    </style:style>
    <style:style style:name="P9"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officeooo:rsid="00037882" officeooo:paragraph-rsid="00037882"/>
    </style:style>
    <style:style style:name="P10" style:family="paragraph" style:parent-style-name="normal">
      <loext:graphic-properties draw:fill="none" draw:fill-color="#ffffff"/>
      <style:paragraph-properties fo:margin-left="0cm" fo:margin-right="0cm" fo:margin-top="0cm" fo:margin-bottom="0cm" style:contextual-spacing="false" fo:line-height="100%" fo:orphans="0" fo:widows="0" fo:text-indent="0cm" style:auto-text-indent="false" fo:background-color="transparent" fo:padding="0cm" fo:border="none" style:shadow="none" style:join-border="false"/>
      <style:text-properties officeooo:rsid="00037882" officeooo:paragraph-rsid="00037882"/>
    </style:style>
    <style:style style:name="P11"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style>
    <style:style style:name="P12" style:family="paragraph" style:parent-style-name="normal">
      <style:paragraph-properties fo:margin-left="0cm" fo:margin-right="0cm" fo:margin-top="0.141cm" fo:margin-bottom="0.106cm" style:contextual-spacing="false" fo:line-height="100%" fo:text-indent="0cm" style:auto-text-indent="false" fo:break-before="auto" fo:break-after="auto"/>
    </style:style>
    <style:style style:name="P13" style:family="paragraph" style:parent-style-name="normal">
      <style:paragraph-properties fo:margin-left="0cm" fo:margin-right="0cm" fo:margin-top="0.353cm" fo:margin-bottom="0.106cm" style:contextual-spacing="false" fo:line-height="100%" fo:text-indent="0cm" style:auto-text-indent="false" fo:break-before="auto" fo:break-after="auto"/>
    </style:style>
    <style:style style:name="P14" style:family="paragraph" style:parent-style-name="normal">
      <style:paragraph-properties fo:margin-left="0cm" fo:margin-right="0cm" fo:margin-top="0.353cm" fo:margin-bottom="0.141cm" style:contextual-spacing="false" fo:line-height="100%" fo:text-indent="0cm" style:auto-text-indent="false" fo:break-before="auto" fo:break-after="auto"/>
    </style:style>
    <style:style style:name="P15" style:family="paragraph" style:parent-style-name="normal">
      <style:paragraph-properties fo:margin-left="0.635cm" fo:margin-right="0cm" fo:margin-top="0.106cm" fo:margin-bottom="0.106cm" style:contextual-spacing="false" fo:line-height="100%" fo:text-indent="0cm" style:auto-text-indent="false" fo:break-before="auto" fo:break-after="auto"/>
    </style:style>
    <style:style style:name="P16" style:family="paragraph" style:parent-style-name="normal">
      <style:paragraph-properties fo:margin-top="0.423cm" fo:margin-bottom="0.423cm" style:contextual-spacing="false" fo:line-height="100%" fo:break-before="auto" fo:break-after="auto"/>
    </style:style>
    <style:style style:name="P17" style:family="paragraph" style:parent-style-name="Text_20_body">
      <style:paragraph-properties fo:margin-top="0.423cm" fo:margin-bottom="0.423cm" style:contextual-spacing="false" fo:line-height="100%" fo:break-before="auto" fo:break-after="auto"/>
    </style:style>
    <style:style style:name="P18" style:family="paragraph" style:parent-style-name="normal">
      <style:paragraph-properties fo:margin-top="0.423cm" fo:margin-bottom="0.423cm" style:contextual-spacing="false" fo:line-height="100%"/>
      <style:text-properties officeooo:paragraph-rsid="0015ecd4"/>
    </style:style>
    <style:style style:name="P19" style:family="paragraph" style:parent-style-name="normal">
      <style:paragraph-properties fo:margin-top="0.423cm" fo:margin-bottom="0.423cm" style:contextual-spacing="false" fo:line-height="100%"/>
      <style:text-properties officeooo:paragraph-rsid="001e6ce6"/>
    </style:style>
    <style:style style:name="P20" style:family="paragraph" style:parent-style-name="normal">
      <style:text-properties fo:font-size="15pt" officeooo:paragraph-rsid="0008ad3b" style:font-size-asian="15pt" style:font-size-complex="15pt"/>
    </style:style>
    <style:style style:name="P21" style:family="paragraph" style:parent-style-name="normal">
      <style:paragraph-properties fo:margin-left="0cm" fo:margin-right="0cm" fo:margin-top="0.141cm" fo:margin-bottom="0.106cm" style:contextual-spacing="false" fo:line-height="100%" fo:text-indent="0cm" style:auto-text-indent="false"/>
      <style:text-properties fo:font-variant="normal" fo:text-transform="none" fo:color="#1155cc" loext:opacity="100%" style:text-line-through-style="none" style:text-line-through-type="none" style:text-position="0% 100%" style:font-name="Helvetica Neue" fo:font-size="11pt" fo:font-style="normal" style:text-underline-style="solid" style:text-underline-width="auto" style:text-underline-color="font-color" fo:font-weight="normal" officeooo:rsid="00037882" fo:background-color="transparent" style:font-name-asian="Helvetica Neue1" style:font-size-asian="11pt" style:font-style-asian="normal" style:font-weight-asian="normal" style:font-name-complex="Helvetica Neue1" style:font-size-complex="11pt"/>
    </style:style>
    <style:style style:name="P22" style:family="paragraph" style:parent-style-name="normal">
      <loext:graphic-properties draw:fill="none" draw:fill-color="#ffffff"/>
      <style:paragraph-properties fo:break-before="auto" fo:break-after="auto" fo:background-color="transparent" fo:padding="0cm" fo:border="none" style:shadow="none" style:join-border="false"/>
      <style:text-properties style:font-name="Nova Mono" style:font-name-asian="Nova Mono1" style:font-name-complex="Nova Mono1"/>
    </style:style>
    <style:style style:name="P23" style:family="paragraph" style:parent-style-name="normal">
      <style:paragraph-properties fo:break-before="auto" fo:break-after="auto"/>
      <style:text-properties style:font-name="Nova Mono" style:font-name-asian="Nova Mono1" style:font-name-complex="Nova Mono1"/>
    </style:style>
    <style:style style:name="P24" style:family="paragraph" style:parent-style-name="normal">
      <style:text-properties officeooo:paragraph-rsid="0005ba63"/>
    </style:style>
    <style:style style:name="P25" style:family="paragraph" style:parent-style-name="normal">
      <style:text-properties fo:font-size="10.5pt" fo:font-weight="bold" officeooo:rsid="0008ad3b" officeooo:paragraph-rsid="0008ad3b" style:font-size-asian="10.5pt" style:font-weight-asian="bold" style:font-size-complex="10.5pt" style:font-weight-complex="bold"/>
    </style:style>
    <style:style style:name="P26" style:family="paragraph" style:parent-style-name="normal">
      <style:text-properties officeooo:paragraph-rsid="000c19df"/>
    </style:style>
    <style:style style:name="P27" style:family="paragraph" style:parent-style-name="normal">
      <style:text-properties fo:font-size="14pt" fo:font-weight="bold" officeooo:rsid="000e8c81" officeooo:paragraph-rsid="0010cf79" style:font-size-asian="14pt" style:font-weight-asian="bold" style:font-size-complex="14pt" style:font-weight-complex="bold"/>
    </style:style>
    <style:style style:name="P28" style:family="paragraph" style:parent-style-name="Text_20_body">
      <style:text-properties officeooo:paragraph-rsid="00111ca8"/>
    </style:style>
    <style:style style:name="P29" style:family="paragraph" style:parent-style-name="Text_20_body">
      <style:text-properties officeooo:paragraph-rsid="0015f072"/>
    </style:style>
    <style:style style:name="P30" style:family="paragraph" style:parent-style-name="normal">
      <style:text-properties officeooo:paragraph-rsid="0015ecd4"/>
    </style:style>
    <style:style style:name="P31" style:family="paragraph" style:parent-style-name="normal">
      <style:text-properties officeooo:paragraph-rsid="001e5e2f"/>
    </style:style>
    <style:style style:name="P32" style:family="paragraph" style:parent-style-name="Heading_20_2">
      <style:text-properties officeooo:paragraph-rsid="0010cf79"/>
    </style:style>
    <style:style style:name="P33" style:family="paragraph" style:parent-style-name="Contents_20_1">
      <style:paragraph-properties>
        <style:tab-stops>
          <style:tab-stop style:position="15.921cm" style:type="right" style:leader-style="dotted" style:leader-text="."/>
        </style:tab-stops>
      </style:paragraph-properties>
    </style:style>
    <style:style style:name="P34" style:family="paragraph" style:parent-style-name="Contents_20_1">
      <style:paragraph-properties fo:break-before="auto" fo:break-after="auto">
        <style:tab-stops>
          <style:tab-stop style:position="15.921cm" style:type="right" style:leader-style="dotted" style:leader-text="."/>
        </style:tab-stops>
      </style:paragraph-properties>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Heading_20_1">
      <loext:graphic-properties draw:fill="none" draw:fill-color="#ffffff"/>
      <style:paragraph-properties fo:background-color="transparent" fo:padding="0cm" fo:border="none" style:shadow="none" style:join-border="false"/>
    </style:style>
    <style:style style:name="P37" style:family="paragraph" style:parent-style-name="Heading_20_1">
      <loext:graphic-properties draw:fill="none" draw:fill-color="#ffffff"/>
      <style:paragraph-properties fo:break-before="auto" fo:break-after="auto" fo:background-color="transparent" fo:padding="0cm" fo:border="none" style:shadow="none" style:join-border="false"/>
    </style:style>
    <style:style style:name="P38" style:family="paragraph" style:parent-style-name="Heading_20_1">
      <style:paragraph-properties fo:break-before="auto" fo:break-after="auto"/>
    </style:style>
    <style:style style:name="P39" style:family="paragraph" style:parent-style-name="Text_20_body" style:list-style-name="L1"/>
    <style:style style:name="P40" style:family="paragraph" style:parent-style-name="Text_20_body" style:list-style-name="L1">
      <style:paragraph-properties fo:margin-top="0cm" fo:margin-bottom="0cm" style:contextual-spacing="false"/>
    </style:style>
    <style:style style:name="P41" style:family="paragraph" style:parent-style-name="Text_20_body" style:list-style-name="L1">
      <style:paragraph-properties fo:margin-top="0cm" fo:margin-bottom="0cm" style:contextual-spacing="false"/>
      <style:text-properties officeooo:paragraph-rsid="00152e07"/>
    </style:style>
    <style:style style:name="P42" style:family="paragraph" style:parent-style-name="Text_20_body" style:list-style-name="L1">
      <style:paragraph-properties fo:margin-top="0cm" fo:margin-bottom="0cm" style:contextual-spacing="false"/>
      <style:text-properties fo:font-weight="bold" officeooo:rsid="000e8c81" officeooo:paragraph-rsid="000e8c81" style:font-weight-asian="bold" style:font-weight-complex="bold"/>
    </style:style>
    <style:style style:name="P43" style:family="paragraph" style:parent-style-name="Text_20_body" style:list-style-name="L1">
      <style:paragraph-properties fo:margin-top="0cm" fo:margin-bottom="0cm" style:contextual-spacing="false"/>
      <style:text-properties officeooo:rsid="00152e07" officeooo:paragraph-rsid="00152e07"/>
    </style:style>
    <style:style style:name="P44"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style>
    <style:style style:name="P45" style:family="paragraph" style:parent-style-name="normal" style:master-page-name="Standard">
      <loext:graphic-properties draw:fill="none" draw:fill-color="#ffffff"/>
      <style:paragraph-properties fo:keep-together="auto" fo:orphans="0" fo:widows="0" style:page-number="1" fo:break-before="auto" fo:break-after="auto" fo:background-color="transparent" fo:padding="0cm" fo:border="none" style:shadow="none" fo:keep-with-next="auto" style:join-border="false"/>
    </style:style>
    <style:style style:name="P46" style:family="paragraph" style:parent-style-name="normal" style:list-style-name="WWNum1">
      <style:paragraph-properties fo:margin-left="1.27cm" fo:margin-right="0cm" fo:margin-top="0.423cm" fo:margin-bottom="0cm" style:contextual-spacing="false" fo:line-height="100%" fo:text-indent="-0.635cm" style:auto-text-indent="false" fo:break-before="auto" fo:break-after="auto"/>
    </style:style>
    <style:style style:name="P47" style:family="paragraph" style:parent-style-name="normal" style:list-style-name="WWNum1">
      <style:paragraph-properties fo:margin-left="1.27cm" fo:margin-right="0cm" fo:margin-top="0cm" fo:margin-bottom="0cm" style:contextual-spacing="false" fo:line-height="100%" fo:text-indent="-0.635cm" style:auto-text-indent="false" fo:break-before="auto" fo:break-after="auto"/>
    </style:style>
    <style:style style:name="P48" style:family="paragraph" style:parent-style-name="normal" style:list-style-name="WWNum1">
      <style:paragraph-properties fo:margin-left="1.27cm" fo:margin-right="0cm" fo:margin-top="0cm" fo:margin-bottom="0.423cm" style:contextual-spacing="false" fo:line-height="100%" fo:text-indent="-0.635cm" style:auto-text-indent="false" fo:break-before="auto" fo:break-after="auto"/>
    </style:style>
    <style:style style:name="P49" style:family="paragraph" style:parent-style-name="normal">
      <style:text-properties fo:font-size="10.5pt" fo:font-weight="bold" officeooo:rsid="0008ad3b" officeooo:paragraph-rsid="0008ad3b" style:font-size-asian="10.5pt" style:font-weight-asian="bold" style:font-size-complex="10.5pt" style:font-weight-complex="bold"/>
    </style:style>
    <style:style style:name="P50" style:family="paragraph" style:parent-style-name="normal">
      <loext:graphic-properties draw:fill="none" draw:fill-color="#ffffff"/>
      <style:paragraph-properties fo:orphans="0" fo:widows="0" fo:background-color="transparent" fo:padding="0cm" fo:border="none" style:shadow="none" style:join-border="false"/>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11ca8" style:font-weight-asian="bold" style:font-weight-complex="bold"/>
    </style:style>
    <style:style style:name="T5" style:family="text">
      <style:text-properties fo:font-weight="bold" officeooo:rsid="001e5e2f" style:font-weight-asian="bold" style:font-weight-complex="bold"/>
    </style:style>
    <style:style style:name="T6" style:family="text">
      <style:text-properties fo:font-variant="normal" fo:text-transform="none" fo:color="#1155cc" loext:opacity="100%" style:text-line-through-style="none" style:text-line-through-type="none" style:text-position="0% 100%" style:font-name="Helvetica Neue" fo:font-size="11pt" fo:font-style="normal" style:text-underline-style="solid" style:text-underline-width="auto" style:text-underline-color="font-color" fo:font-weight="normal" fo:background-color="transparent" loext:char-shading-value="0" style:font-name-asian="Helvetica Neue1" style:font-size-asian="11pt" style:font-style-asian="normal" style:font-weight-asian="normal" style:font-name-complex="Helvetica Neue1" style:font-size-complex="11pt"/>
    </style:style>
    <style:style style:name="T7" style:family="text">
      <style:text-properties fo:font-variant="normal" fo:text-transform="none" fo:color="#d1d5db" loext:opacity="100%" style:font-name="S hne" fo:font-size="12pt" fo:letter-spacing="normal" fo:font-style="normal" fo:font-weight="normal" officeooo:rsid="00152e07" style:font-weight-asian="normal" style:font-weight-complex="normal"/>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officeooo:rsid="00037882"/>
    </style:style>
    <style:style style:name="T10" style:family="text">
      <style:text-properties officeooo:rsid="0005ba63"/>
    </style:style>
    <style:style style:name="T11" style:family="text">
      <style:text-properties fo:language="en" fo:country="US"/>
    </style:style>
    <style:style style:name="T12" style:family="text">
      <style:text-properties officeooo:rsid="0005c601"/>
    </style:style>
    <style:style style:name="T13" style:family="text">
      <style:text-properties officeooo:rsid="0008ad3b"/>
    </style:style>
    <style:style style:name="T14" style:family="text">
      <style:text-properties fo:font-weight="normal" style:font-weight-asian="normal" style:font-weight-complex="normal"/>
    </style:style>
    <style:style style:name="T15" style:family="text">
      <style:text-properties fo:font-weight="normal" officeooo:rsid="00093850" style:font-weight-asian="normal" style:font-weight-complex="normal"/>
    </style:style>
    <style:style style:name="T16" style:family="text">
      <style:text-properties fo:font-weight="normal" officeooo:rsid="00152e07" style:font-weight-asian="normal" style:font-weight-complex="normal"/>
    </style:style>
    <style:style style:name="T17" style:family="text">
      <style:text-properties fo:font-weight="normal" officeooo:rsid="001e5e2f" style:font-weight-asian="normal" style:font-weight-complex="normal"/>
    </style:style>
    <style:style style:name="T18" style:family="text">
      <style:text-properties officeooo:rsid="00093850"/>
    </style:style>
    <style:style style:name="T19" style:family="text">
      <style:text-properties officeooo:rsid="00094ef6"/>
    </style:style>
    <style:style style:name="T20" style:family="text">
      <style:text-properties officeooo:rsid="000a2b3f"/>
    </style:style>
    <style:style style:name="T21" style:family="text">
      <style:text-properties officeooo:rsid="000ac439"/>
    </style:style>
    <style:style style:name="T22" style:family="text">
      <style:text-properties officeooo:rsid="000c19df"/>
    </style:style>
    <style:style style:name="T23" style:family="text">
      <style:text-properties officeooo:rsid="000cb87e"/>
    </style:style>
    <style:style style:name="T24" style:family="text">
      <style:text-properties officeooo:rsid="000e04f8"/>
    </style:style>
    <style:style style:name="T25" style:family="text">
      <style:text-properties officeooo:rsid="000e8c81"/>
    </style:style>
    <style:style style:name="T26" style:family="text">
      <style:text-properties fo:font-size="12pt" style:font-size-asian="12pt" style:font-size-complex="12pt"/>
    </style:style>
    <style:style style:name="T27" style:family="text">
      <style:text-properties fo:font-size="12pt" officeooo:rsid="00152e07" style:font-size-asian="12pt" style:font-size-complex="12pt"/>
    </style:style>
    <style:style style:name="T28" style:family="text">
      <style:text-properties officeooo:rsid="000ee90d"/>
    </style:style>
    <style:style style:name="T29" style:family="text">
      <style:text-properties officeooo:rsid="00134009"/>
    </style:style>
    <style:style style:name="T30" style:family="text">
      <style:text-properties officeooo:rsid="0015ecd4"/>
    </style:style>
    <style:style style:name="T31" style:family="text">
      <style:text-properties officeooo:rsid="001c9fb8"/>
    </style:style>
    <style:style style:name="T32" style:family="text">
      <style:text-properties officeooo:rsid="001e5e2f"/>
    </style:style>
    <style:style style:name="T33" style:family="text">
      <style:text-properties officeooo:rsid="001e6ce6"/>
    </style:style>
    <style:style style:name="T34" style:family="text">
      <style:text-properties officeooo:rsid="0021e8bf"/>
    </style:style>
    <style:style style:name="T35" style:family="text">
      <style:text-properties fo:font-size="14pt" fo:font-weight="bold" officeooo:rsid="000e8c81" style:font-size-asian="14pt" style:font-weight-asian="bold" style:font-size-complex="14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chnical Report <text:s/>- <text:span text:style-name="T2">Product specification</text:span> </text:p>
      <text:p text:style-name="P8">SensorSafe</text:p>
      <text:p text:style-name="P1"><text:s/></text:p>
      <text:p text:style-name="P1"><text:s/></text:p>
      <text:p text:style-name="P1"/>
      <text:p text:style-name="P1"><text:s/></text:p>
      <table:table table:name="Table1" table:style-name="Table1">
        <table:table-column table:style-name="Table1.A"/>
        <table:table-column table:style-name="Table1.B"/>
        <table:table-row table:style-name="Table1.1">
          <table:table-cell table:style-name="Table1.A1" office:value-type="string">
            <text:p text:style-name="P11">Course:</text:p>
          </table:table-cell>
          <table:table-cell table:style-name="Table1.A1" office:value-type="string">
            <text:p text:style-name="P11">IES - Introdução à Engenharia de Software</text:p>
          </table:table-cell>
        </table:table-row>
        <table:table-row table:style-name="Table1.1">
          <table:table-cell table:style-name="Table1.A1" office:value-type="string">
            <text:p text:style-name="P11">Date:</text:p>
          </table:table-cell>
          <table:table-cell table:style-name="Table1.A1" office:value-type="string">
            <text:p text:style-name="P11">Aveiro, <text:span text:style-name="T34">14 november 2023</text:span></text:p>
          </table:table-cell>
        </table:table-row>
        <table:table-row table:style-name="Table1.1">
          <table:table-cell table:style-name="Table1.A1" office:value-type="string">
            <text:p text:style-name="P11">Students:</text:p>
          </table:table-cell>
          <table:table-cell table:style-name="Table1.A1" office:value-type="string">
            <text:p text:style-name="P11">1<text:span text:style-name="T9">08317: Miguel Aido Miragaia</text:span></text:p>
            <text:p text:style-name="P9">107572: Gonçalo Rafael Correia Moreira Lopes</text:p>
            <text:p text:style-name="P10">108536: Cristiano Antunes Nicolau</text:p>
          </table:table-cell>
        </table:table-row>
        <table:table-row table:style-name="Table1.1">
          <table:table-cell table:style-name="Table1.A1" office:value-type="string">
            <text:p text:style-name="P11">Project abstract:</text:p>
          </table:table-cell>
          <table:table-cell table:style-name="Table1.A1" office:value-type="string">
            <text:p text:style-name="P9">Interactive system to manage Humidity/Temperature/Smoke Sensors </text:p>
          </table:table-cell>
        </table:table-row>
      </table:table>
      <text:p text:style-name="P1"/>
      <text:p text:style-name="P1"/>
      <text:p text:style-name="P1">Table of contents:</text:p>
      <text:p text:style-name="P5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4"><text:a xlink:type="simple" xlink:href="#__RefHeading___Toc1169_824762536" text:style-name="Index_20_Link" text:visited-style-name="Index_20_Link">1 Introduction<text:tab/>2</text:a></text:p>
          <text:p text:style-name="P35"><text:a xlink:type="simple" xlink:href="#__RefHeading___Toc1179_824762536" text:style-name="Index_20_Link" text:visited-style-name="Index_20_Link">Team Roles<text:tab/>2</text:a></text:p>
          <text:p text:style-name="P33"><text:a xlink:type="simple" xlink:href="#__RefHeading___Toc1177_824762536" text:style-name="Index_20_Link" text:visited-style-name="Index_20_Link">2 Product concept<text:tab/>3</text:a></text:p>
          <text:p text:style-name="P35"><text:a xlink:type="simple" xlink:href="#__RefHeading___Toc1181_824762536" text:style-name="Index_20_Link" text:visited-style-name="Index_20_Link">Vision statement<text:tab/>3</text:a></text:p>
          <text:p text:style-name="P35"><text:a xlink:type="simple" xlink:href="#__RefHeading___Toc1191_824762536" text:style-name="Index_20_Link" text:visited-style-name="Index_20_Link">Personas and Scenarios<text:tab/>3</text:a></text:p>
          <text:p text:style-name="P35"><text:a xlink:type="simple" xlink:href="#__RefHeading___Toc1189_824762536" text:style-name="Index_20_Link" text:visited-style-name="Index_20_Link">Product requirements (User stories)<text:tab/>4</text:a></text:p>
          <text:p text:style-name="P33"><text:a xlink:type="simple" xlink:href="#__RefHeading___Toc1175_824762536" text:style-name="Index_20_Link" text:visited-style-name="Index_20_Link">3 Architecture notebook<text:tab/>5</text:a></text:p>
          <text:p text:style-name="P35"><text:a xlink:type="simple" xlink:href="#__RefHeading___Toc1187_824762536" text:style-name="Index_20_Link" text:visited-style-name="Index_20_Link">Key requirements and constrains<text:tab/>5</text:a></text:p>
          <text:p text:style-name="P35"><text:a xlink:type="simple" xlink:href="#__RefHeading___Toc1185_824762536" text:style-name="Index_20_Link" text:visited-style-name="Index_20_Link">Architetural view<text:tab/>5</text:a></text:p>
          <text:p text:style-name="P35"><text:a xlink:type="simple" xlink:href="#__RefHeading___Toc1183_824762536" text:style-name="Index_20_Link" text:visited-style-name="Index_20_Link">Module interactions<text:tab/>5</text:a></text:p>
          <text:p text:style-name="P33"><text:a xlink:type="simple" xlink:href="#__RefHeading___Toc1173_824762536" text:style-name="Index_20_Link" text:visited-style-name="Index_20_Link">4 Information perspetive<text:tab/>6</text:a></text:p>
          <text:p text:style-name="P33"><text:a xlink:type="simple" xlink:href="#__RefHeading___Toc1171_824762536" text:style-name="Index_20_Link" text:visited-style-name="Index_20_Link">5 References and resources<text:tab/>6</text:a></text:p>
        </text:index-body>
      </text:table-of-content>
      <text:p text:style-name="P1"/>
      <text:p text:style-name="P1"/>
      <text:p text:style-name="P4"/>
      <text:p text:style-name="P36"/>
      <text:p text:style-name="P36"/>
      <text:p text:style-name="P36"/>
      <text:p text:style-name="P36"><text:bookmark-start text:name="__RefHeading___Toc1169_824762536"/><text:bookmark text:name="_35sslkb8z3"/><text:soft-page-break/>1 Introduction<text:bookmark-end text:name="__RefHeading___Toc1169_824762536"/></text:p>
      <text:p text:style-name="P24"><text:tab/><text:span text:style-name="T9">The creation of a </text:span>system for tracking temperature, humidity, and smoke <text:span text:style-name="T9">seems to be an ideal project. </text:span>It's valuable in logistics, healthcare, security, and manufacturing. <text:span text:style-name="T10">We will be able to implement some of the learned concepts in the IES course, and learn about new technologies, the different types of Architectures. We will also have the </text:span><text:span text:style-name="T12">opportunity to see the</text:span><text:span text:style-name="T10"> behind the scenes of building a project with the the collaboration of a team where every member as his own role, the e</text:span><text:span text:style-name="T11">fficiency </text:span><text:span text:style-name="T10">of working with GitHub to control the workflows, among </text:span><text:span text:style-name="T12">using </text:span><text:span text:style-name="T10">other </text:span><text:span text:style-name="T12">for other functionalities.</text:span></text:p>
      <text:p text:style-name="Heading_20_2"><text:bookmark-start text:name="__RefHeading___Toc1179_824762536"/><text:span text:style-name="T13">Team Roles</text:span> <text:bookmark-end text:name="__RefHeading___Toc1179_824762536"/></text:p>
      <text:p text:style-name="P20"/>
      <text:p text:style-name="P25">Team Manager: <text:span text:style-name="T14">Miguel Miragaia;</text:span></text:p>
      <text:p text:style-name="P25">Architect: <text:span text:style-name="T14">Gonçalo lopes;</text:span></text:p>
      <text:p text:style-name="P25">Product Owner: <text:span text:style-name="T14">Cristiano</text:span> <text:span text:style-name="T14">Nicolau;</text:span></text:p>
      <text:p text:style-name="P25">DevOps <text:span text:style-name="T18">Master</text:span>: <text:span text:style-name="T15">Miguel/ Gonçalo/ Cristiano;</text:span></text:p>
      <text:p text:style-name="P25"><text:span text:style-name="T15"/></text:p>
      <text:p text:style-name="P25"><text:span text:style-name="T15"/></text:p>
      <text:p text:style-name="P25"><text:span text:style-name="T15"/></text:p>
      <text:p text:style-name="P25"><text:span text:style-name="T15"/></text:p>
      <text:p text:style-name="P38"/>
      <text:p text:style-name="Heading_20_1"/>
      <text:p text:style-name="Heading_20_1"/>
      <text:p text:style-name="Heading_20_1"/>
      <text:p text:style-name="Heading_20_1"/>
      <text:p text:style-name="Heading_20_1"/>
      <text:p text:style-name="Heading_20_1"/>
      <text:p text:style-name="Heading_20_1"/>
      <text:p text:style-name="Heading_20_1"><text:bookmark-start text:name="__RefHeading___Toc1177_824762536"/><text:bookmark text:name="_tfjhd25drpey"/><text:soft-page-break/>2 Product concept <text:bookmark-end text:name="__RefHeading___Toc1177_824762536"/></text:p>
      <text:p text:style-name="P6"><text:bookmark-start text:name="__RefHeading___Toc1181_824762536"/><text:bookmark text:name="_gc3ga3y7km9t"/>Vision statement<text:bookmark-end text:name="__RefHeading___Toc1181_824762536"/></text:p>
      <text:p text:style-name="P26"><text:tab/><text:span text:style-name="T19">SensorSafe is a system with the objective </text:span><text:span text:style-name="T20">of managing all the Sensors in a building. This system was design to help different types of users, from house owners to the Building Manager, </text:span><text:span text:style-name="T21">having control </text:span><text:span text:style-name="T22">of the temperatures/ humidity <text:s/></text:span><text:span text:style-name="T21">of his own divisions/</text:span><text:span text:style-name="T22">apartments or even for a security context by having </text:span><text:span text:style-name="T23">control of</text:span><text:span text:style-name="T22"> a smoke </text:span><text:span text:style-name="T23">sensor</text:span><text:span text:style-name="T22"> to prevent a fire. </text:span></text:p>
      <text:p text:style-name="P26"><text:tab/><text:span text:style-name="T23">This system offers a full control of every type of sensors, allows users to have an app to manage them all, to </text:span><text:span text:style-name="T24">prevent the need of the users to own multiple apps to control each one.<text:tab/></text:span></text:p>
      <text:p text:style-name="P7"><text:tab/></text:p>
      <text:p text:style-name="Heading_20_2"><text:bookmark-start text:name="__RefHeading___Toc1191_824762536"/><text:bookmark text:name="_2geau0v6yvx1"/>Personas and Scenarios<text:bookmark-end text:name="__RefHeading___Toc1191_824762536"/></text:p>
      <text:p text:style-name="P17"><text:span text:style-name="Strong_20_Emphasis"><text:span text:style-name="T26">Persona</text:span></text:span><text:span text:style-name="Strong_20_Emphasis"><text:span text:style-name="T27">s</text:span></text:span><text:span text:style-name="Strong_20_Emphasis"><text:span text:style-name="T26">:</text:span></text:span></text:p>
      <text:list xml:id="list2936837578" text:style-name="L1">
        <text:list-item>
          <text:p text:style-name="P40"><text:span text:style-name="Strong_20_Emphasis">Name:</text:span> John Smith</text:p>
        </text:list-item>
        <text:list-item>
          <text:p text:style-name="P42">Age:<text:span text:style-name="T14"> 47</text:span></text:p>
        </text:list-item>
        <text:list-item>
          <text:p text:style-name="P42">Gender: <text:span text:style-name="T14">Male</text:span></text:p>
        </text:list-item>
        <text:list-item>
          <text:p text:style-name="P40"><text:span text:style-name="Strong_20_Emphasis">Role:</text:span> Building Manager</text:p>
        </text:list-item>
        <text:list-item>
          <text:p text:style-name="P39"><text:span text:style-name="Strong_20_Emphasis">Background:</text:span> John has several years of experience managing residential and commercial buildings. He is responsible for ensuring the safety and comfort of all residents and occupants.</text:p>
        </text:list-item>
      </text:list>
      <text:p text:style-name="Text_20_body"/>
      <text:p text:style-name="Text_20_body"/>
      <text:p text:style-name="Text_20_body"/>
      <text:list xml:id="list160557245221630" text:continue-numbering="true" text:style-name="L1">
        <text:list-item>
          <text:p text:style-name="P43"><text:span text:style-name="Strong_20_Emphasis">Name: </text:span><text:span text:style-name="Strong_20_Emphasis"><text:span text:style-name="T14">Peter <text:s/>Williams</text:span></text:span></text:p>
        </text:list-item>
        <text:list-item>
          <text:p text:style-name="P43"><text:span text:style-name="Strong_20_Emphasis">Age: </text:span><text:span text:style-name="Strong_20_Emphasis"><text:span text:style-name="T14">37</text:span></text:span></text:p>
        </text:list-item>
        <text:list-item>
          <text:p text:style-name="P43"><text:span text:style-name="Strong_20_Emphasis"><text:span text:style-name="T3">Gender:</text:span></text:span><text:span text:style-name="Strong_20_Emphasis"><text:span text:style-name="T14"> Male</text:span></text:span></text:p>
        </text:list-item>
        <text:list-item>
          <text:p text:style-name="P43"><text:span text:style-name="Strong_20_Emphasis"><text:span text:style-name="T3">Role: </text:span></text:span><text:span text:style-name="Strong_20_Emphasis"><text:span text:style-name="T14">Resident on the third floor of the building</text:span></text:span></text:p>
        </text:list-item>
        <text:list-item>
          <text:p text:style-name="P41"><text:span text:style-name="Strong_20_Emphasis">Background:</text:span><text:span text:style-name="Strong_20_Emphasis"><text:span text:style-name="T7"> </text:span></text:span><text:span text:style-name="Strong_20_Emphasis"><text:span text:style-name="T14">Peter is a resident on the third floor of the building. He is deeply concerned about the safety and comfort of his family. </text:span></text:span><text:span text:style-name="Strong_20_Emphasis"><text:span text:style-name="T16">Peter</text:span></text:span><text:span text:style-name="Strong_20_Emphasis"><text:span text:style-name="T14"> is interested in installing sensors in his apartment to enhance fire safety, monitor humidity in the bathrooms, and control the temperature to create a comfortable living environment for his family. He is actively seeking technological solutions to achieve these objectives within his apartment.</text:span></text:span></text:p>
        </text:list-item>
      </text:list>
      <text:p text:style-name="Text_20_body"/>
      <text:p text:style-name="Text_20_body"/>
      <text:p text:style-name="Text_20_body"/>
      <text:p text:style-name="Text_20_body"/>
      <text:p text:style-name="Text_20_body"/>
      <text:p text:style-name="P32"><text:bookmark-start text:name="__RefHeading___Toc1189_824762536"/><text:bookmark text:name="_5iyqdln4iw44"/><text:soft-page-break/><text:span text:style-name="T35">Product requirements (User stories)</text:span><text:bookmark-end text:name="__RefHeading___Toc1189_824762536"/></text:p>
      <text:p text:style-name="P27"/>
      <text:p text:style-name="P28"><text:span text:style-name="Strong_20_Emphasis">User Story </text:span><text:span text:style-name="Strong_20_Emphasis"><text:span text:style-name="T25">1</text:span></text:span><text:span text:style-name="Strong_20_Emphasis">:</text:span> As the Building Manager, John requires the ability to configure customized alerts for specific divisions within the building. For example, he should receive immediate notifications if the temperature in the <text:span text:style-name="T31">boiler</text:span> room exceeds a predefined threshold. This feature empowers John to proactively prevent potential equipment damage. </text:p>
      <text:p text:style-name="P28"><text:span text:style-name="T4">System: </text:span><text:span text:style-name="T28">Using SafeSensor </text:span>John can define specific temperature and humidity thresholds for each division.</text:p>
      <text:p text:style-name="P28"/>
      <text:p text:style-name="P18"><text:span text:style-name="Strong_20_Emphasis">User Story 2:</text:span> In his role as Building Manager, John seeks access to historical data regarding smoke sensor events. This access allows him to analyze trends and identify potential areas of concern within the building.</text:p>
      <text:p text:style-name="P18"><text:span text:style-name="T4">System: </text:span>The data is presented in a clear and visual format, <text:span text:style-name="T29">helping</text:span> John in identifying trends or patterns.</text:p>
      <text:p text:style-name="P18"/>
      <text:p text:style-name="P31"><text:span text:style-name="T3">User Story </text:span><text:span text:style-name="T5">3:</text:span> <text:span text:style-name="Strong_20_Emphasis"><text:span text:style-name="T17">John</text:span></text:span> <text:span text:style-name="T32">intends </text:span>to automate the generation of reports on sensor status, events, and maintenance schedules for <text:span text:style-name="T33">management purposes</text:span>." </text:p>
      <text:p text:style-name="P19"><text:span text:style-name="T3">System:</text:span> <text:span text:style-name="T33">There are some types of reports (</text:span>sensor status, maintenance schedule). Reports are automatically scheduled.</text:p>
      <text:p text:style-name="normal"/>
      <text:p text:style-name="P30"><text:span text:style-name="T3">User Story </text:span><text:span text:style-name="T5">4</text:span><text:span text:style-name="T3">: </text:span>As a resident on the third floor, <text:span text:style-name="T30">Peter</text:span> wants to install smoke detectors in multiple rooms of his apartment to ensure the safety of his family. He would like to receive immediate notifications on his smartphone in case of smoke detection in any area of his apartment. </text:p>
      <text:p text:style-name="P30"><text:span text:style-name="T3">System:</text:span> The system allows for the installation of smoke detectors in specific rooms with real-time notifications to ensure <text:span text:style-name="T30">Peter</text:span> and his family's safety.</text:p>
      <text:p text:style-name="P30"/>
      <text:p text:style-name="P29"><text:span text:style-name="T3">User Story </text:span><text:span text:style-name="T5">5</text:span><text:span text:style-name="T3">:</text:span> Furthermore, <text:span text:style-name="Strong_20_Emphasis"><text:span text:style-name="T16">Peter</text:span></text:span> wishes to install temperature sensors in various areas of his apartment to ensure the thermal comfort of his family. He wants to be able to monitor temperatures in real-time. </text:p>
      <text:p text:style-name="P29"><text:span text:style-name="T3">System:</text:span> The system allows the installation of temperature sensors in specific areas of the apartment, providing real-time readings.</text:p>
      <text:p text:style-name="P29"/>
      <text:p text:style-name="P31"/>
      <text:p text:style-name="Text_20_body"/>
      <text:p text:style-name="Text_20_body"/>
      <text:p text:style-name="Heading_20_1"><text:bookmark-start text:name="__RefHeading___Toc1175_824762536"/><text:bookmark text:name="_ht05adz0s1wb"/><text:soft-page-break/>3 Architecture notebook<text:bookmark-end text:name="__RefHeading___Toc1175_824762536"/></text:p>
      <text:p text:style-name="P6"><text:bookmark-start text:name="__RefHeading___Toc1187_824762536"/><text:bookmark text:name="_hwblkhip049d"/>Key requirements and constrains<text:bookmark-end text:name="__RefHeading___Toc1187_824762536"/></text:p>
      <text:p text:style-name="P16">&lt;Identify issues that will drive the choices for the architecture such as: Will the system be driven by complex deployment concerns, adapting to legacy systems, or performance issues? Does it need to be robust for long-term maintenance?</text:p>
      <text:p text:style-name="P16">Identify critical issues that must be addressed by the architecture, such as: Are there hardware dependencies that should be isolated from the rest of the system? Does the system need to function efficiently under unusual conditions? Are there integrations with external systems? Is the system to be offered in different user-interfacing platforms (web, mobile devices, big screens,…)?</text:p>
      <text:p text:style-name="P16"><text:s/>E.g.: (the references cited in [XX ] would be hypothetical links to previous specification documents/deliverables )</text:p>
      <text:p text:style-name="P16">There are some key requirements and system constraints that have a significant bearing on the architecture. They are:</text:p>
      <text:list xml:id="list2569932851" text:style-name="WWNum1">
        <text:list-item>
          <text:p text:style-name="P46"><text:span text:style-name="T8"><text:s/></text:span>The existing legacy Course Catalog System at Wylie College must be accessed to retrieve all course information for the current semester. The C-Registration System must support the data formats and DBMS of the legacy Course Catalog System [E2].</text:p>
        </text:list-item>
        <text:list-item>
          <text:p text:style-name="P47">The existing legacy Billing System at Wylie College must be interfaced with to support billing of students. This interface is defined in the Course Billing Interface Specification [E1].</text:p>
        </text:list-item>
        <text:list-item>
          <text:p text:style-name="P47">All student, professor, and Registrar functionality must be available from both local campus PCs and remote PCs with internet dial up connections.</text:p>
        </text:list-item>
        <text:list-item>
          <text:p text:style-name="P47">The C-Registration System must ensure complete protection of data from unauthorized access. All remote accesses are subject to user identification and password control.</text:p>
        </text:list-item>
        <text:list-item>
          <text:p text:style-name="P47"><text:span text:style-name="T8"><text:s/></text:span>The C-Registration System will be implemented as a client-server system. The client portion resides on PCs and the server portion must operate on the Wylie College UNIX Server. [E2]</text:p>
        </text:list-item>
        <text:list-item>
          <text:p text:style-name="P48">All performance and loading requirements, as stipulated in the Vision Document [E2] and the Supplementary Specification [15], must be taken into consideration as the architecture is being developed.&gt;</text:p>
        </text:list-item>
      </text:list>
      <text:p text:style-name="P6"><text:bookmark-start text:name="__RefHeading___Toc1185_824762536"/><text:bookmark text:name="_flrr17v8574m"/>Architetural view<text:bookmark-end text:name="__RefHeading___Toc1185_824762536"/></text:p>
      <text:p text:style-name="P22">→ Discuss architecture planned for the software solution. </text:p>
      <text:p text:style-name="P22">→ include a diagram</text:p>
      <text:p text:style-name="P6"><text:bookmark-start text:name="__RefHeading___Toc1183_824762536"/><text:bookmark text:name="_32p2sma1plje"/>Module interactions<text:bookmark-end text:name="__RefHeading___Toc1183_824762536"/></text:p>
      <text:p text:style-name="P23">→ explain how the identified modules will interact. Use sequence diagrams to clarify the interactions along time, when needed</text:p>
      <text:p text:style-name="P22">→ dicuss more advanced app design issues: integration with Internet-based external services, data synchronization strategy, distributed workflows, push notifications mechanism, distribution of updates to distributed devices, etc.&gt;</text:p>
      <text:p text:style-name="P4"><text:bookmark-start text:name="__RefHeading___Toc1173_824762536"/><text:bookmark text:name="_pcyv88xodbd9"/><text:soft-page-break/>4 Information perspetive<text:bookmark-end text:name="__RefHeading___Toc1173_824762536"/></text:p>
      <text:p text:style-name="P1"/>
      <text:p text:style-name="P1">&lt;which concepts will be managed in this domain? How are they related?&gt;</text:p>
      <text:p text:style-name="P1">&lt;use a logical model (UML classes) to explain the concepts of the domain and their attributes&gt;</text:p>
      <text:p text:style-name="P4"><text:bookmark-start text:name="__RefHeading___Toc1171_824762536"/><text:bookmark text:name="_yc3oy6awb07y"/>5 References and resources<text:bookmark-end text:name="__RefHeading___Toc1171_824762536"/></text:p>
      <text:p text:style-name="P1">&lt;document the key components (e.g.: libraries, web services) or key references (e.g.: blog post) used that were really helpful and certainly would help other students pursuing a similar work&gt;</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va Mono" svg:font-family="'Nova Mono'" style:font-family-generic="roman" style:font-pitch="variable"/>
    <style:font-face style:name="Nova Mono1" svg:font-family="'Nova Mono'"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unito" fo:font-size="11pt" fo:language="en" fo:country="US" style:letter-kerning="false" style:font-name-asian="Nunito1" style:font-size-asian="11pt" style:language-asian="zh" style:country-asian="CN" style:font-name-complex="Nuni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unito" fo:font-size="11pt" fo:language="en" fo:country="US" style:letter-kerning="false" style:font-name-asian="Nunito1" style:font-size-asian="11pt" style:language-asian="zh" style:country-asian="CN" style:font-name-complex="Nunit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106cm" fo:margin-bottom="0.106cm" style:contextual-spacing="false" fo:line-height="110%" fo:text-align="start" style:justify-single-word="false" fo:orphans="0" fo:widows="0"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break-before="auto" fo:break-after="auto"/>
      <style:text-properties fo:font-size="16pt" fo:font-weight="bold" style:font-size-asian="16pt" style:font-weight-asian="bold" style:font-size-complex="16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uto" fo:orphans="0" fo:widows="0" fo:break-before="auto" fo:break-after="auto"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uto" fo:orphans="0" fo:widows="0" fo:break-before="auto" fo:break-after="auto" fo:keep-with-next="auto"/>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uto" fo:orphans="0" fo:widows="0" fo:break-before="auto" fo:break-after="auto"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normal" style:class="chapter">
      <style:paragraph-properties fo:margin-top="0.847cm" fo:margin-bottom="0.212cm" style:contextual-spacing="false" fo:line-height="100%" fo:break-before="auto" fo:break-after="auto"/>
      <style:text-properties fo:font-size="18pt" fo:font-weight="bold" style:font-size-asian="18pt" style:font-weight-asian="bold" style:font-size-complex="18pt"/>
    </style:style>
    <style:style style:name="Subtitle" style:family="paragraph" style:parent-style-name="normal" style:next-style-name="normal" style:class="chapter">
      <style:paragraph-properties fo:margin-top="0.635cm" fo:margin-bottom="0.141cm"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keep-together="auto" fo:orphans="0" fo:widows="0" fo:break-before="auto" fo:break-after="auto" fo:background-color="transparent" fo:padding="0cm" fo:border="none" style:shadow="none" fo:keep-with-next="auto" style:join-border="false"/>
    </style:style>
    <style:style style:name="MP2" style:family="paragraph" style:parent-style-name="normal">
      <loext:graphic-properties draw:fill="none" draw:fill-color="#ffffff"/>
      <style:paragraph-properties fo:text-align="center" style:justify-single-word="false" fo:break-before="auto" fo:break-after="auto" fo:background-color="transparent" fo:padding="0cm" fo:border="none" style:shadow="none" style:join-border="false">
        <style:tab-stops>
          <style:tab-stop style:position="17.145cm" style:type="right"/>
        </style:tab-stops>
      </style:paragraph-properties>
    </style:style>
    <style:style style:name="MP3" style:family="paragraph" style:parent-style-name="normal">
      <loext:graphic-properties draw:fill="none" draw:fill-color="#ffffff"/>
      <style:paragraph-properties fo:text-align="center" style:justify-single-word="false" fo:keep-together="auto" fo:orphans="0" fo:widows="0" fo:break-before="auto" fo:break-after="auto" fo:background-color="transparent" fo:padding="0cm" fo:border="none" style:shadow="none" fo:keep-with-next="auto" style:join-border="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text:p text:style-name="MP2"><text:span text:style-name="MT1">UA-DETI - INTRODUÇÃO À ENGENHARIA DE SOFTWARE</text:span><text:tab/></text:p>
      </style:header>
      <style:footer>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9T16:05:55.486105221</dc:date>
    <meta:editing-duration>PT1H20M9S</meta:editing-duration>
    <meta:editing-cycles>21</meta:editing-cycles>
    <meta:generator>LibreOffice/7.3.7.2$Linux_X86_64 LibreOffice_project/30$Build-2</meta:generator>
    <meta:document-statistic meta:table-count="1" meta:image-count="0" meta:object-count="0" meta:page-count="6" meta:paragraph-count="88" meta:word-count="1165" meta:character-count="7532" meta:non-whitespace-character-count="6442"/>
  </office:meta>
</office:document-meta>
</file>